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ccccff" draw:textarea-horizontal-align="justify" draw:textarea-vertical-align="bottom" draw:auto-grow-height="false" fo:padding-top="0.63cm"/>
    </style:style>
    <style:style style:name="gr3" style:family="graphic" style:parent-style-name="standard">
      <style:graphic-properties draw:fill-color="#0047ff" draw:textarea-horizontal-align="justify" draw:textarea-vertical-align="middle" draw:auto-grow-height="false" fo:padding-top="0.13cm" draw:shadow="visible"/>
    </style:style>
    <style:style style:name="gr4" style:family="graphic" style:parent-style-name="standard">
      <style:graphic-properties draw:fill-color="#23ff23" draw:textarea-horizontal-align="justify" draw:textarea-vertical-align="middle" draw:auto-grow-height="false" fo:padding-top="0.13cm" draw:shadow="visible"/>
    </style:style>
    <style:style style:name="gr5" style:family="graphic" style:parent-style-name="standard">
      <style:graphic-properties draw:fill-color="#ff3333" draw:textarea-horizontal-align="justify" draw:textarea-vertical-align="middle" draw:auto-grow-height="false" fo:padding-top="0.23cm" draw:shadow="visib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fo:padding-top="0.13cm"/>
    </style:style>
    <style:style style:name="gr8" style:family="graphic" style:parent-style-name="objectwithoutfill">
      <style:graphic-properties draw:fill="solid" draw:fill-color="#808000" draw:opacity="50%" draw:textarea-horizontal-align="center" draw:textarea-vertical-align="middle" draw:shadow-opacity="50%"/>
    </style:style>
    <style:style style:name="gr9" style:family="graphic" style:parent-style-name="objectwithoutfill">
      <style:graphic-properties draw:fill="solid" draw:fill-color="#008080" draw:opacity="50%" draw:textarea-horizontal-align="center" draw:textarea-vertical-align="middle" draw:shadow-opacity="50%"/>
    </style:style>
    <style:style style:name="gr10" style:family="graphic" style:parent-style-name="objectwithoutfill">
      <style:graphic-properties draw:fill="solid" draw:fill-color="#800000" draw:opacity="50%" draw:textarea-horizontal-align="center" draw:textarea-vertical-align="middle" draw:shadow-opacity="50%"/>
    </style:style>
    <style:style style:name="gr11" style:family="graphic" style:parent-style-name="objectwithoutfill">
      <style:graphic-properties draw:fill="solid" draw:fill-color="#000080" draw:opacity="50%" draw:textarea-horizontal-align="center" draw:textarea-vertical-align="middle" draw:shadow-opacity="50%"/>
    </style:style>
    <style:style style:name="gr12" style:family="graphic" style:parent-style-name="standard">
      <style:graphic-properties svg:stroke-color="#ffffff" draw:fill-color="#c0c0c0" draw:textarea-horizontal-align="justify" draw:textarea-vertical-align="middle" draw:auto-grow-height="false" fo:padding-top="0.13cm"/>
    </style:style>
    <style:style style:name="gr13" style:family="graphic" style:parent-style-name="standard">
      <style:graphic-properties draw:fill-color="#c0c0c0" draw:textarea-horizontal-align="justify" draw:textarea-vertical-align="middle" draw:auto-grow-height="false" fo:padding-top="0.13cm"/>
    </style:style>
    <style:style style:name="gr14" style:family="graphic" style:parent-style-name="standard">
      <style:graphic-properties draw:fill-color="#c0c0c0" draw:fill-image-width="0cm" draw:fill-image-height="0cm" draw:textarea-horizontal-align="justify" draw:textarea-vertical-align="middle" draw:auto-grow-height="false" fo:padding-top="0.13cm"/>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marker-end="" draw:marker-end-width="0.3cm"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standard">
      <style:graphic-properties svg:stroke-color="#000000" draw:fill-color="#33cc66" draw:textarea-horizontal-align="justify" draw:textarea-vertical-align="middle" draw:auto-grow-height="false" fo:padding-top="0.13cm" draw:shadow="visible" draw:shadow-offset-x="0.1cm" draw:shadow-offset-y="0.1cm"/>
    </style:style>
    <style:style style:name="gr19" style:family="graphic" style:parent-style-name="standard">
      <style:graphic-properties svg:stroke-color="#000000" draw:fill-color="#47b8b8" draw:textarea-horizontal-align="justify" draw:textarea-vertical-align="middle" draw:auto-grow-height="false" fo:padding-top="0.13cm" draw:shadow="visible" draw:shadow-offset-x="0.1cm" draw:shadow-offset-y="0.1cm"/>
    </style:style>
    <style:style style:name="gr20" style:family="graphic" style:parent-style-name="standard">
      <style:graphic-properties svg:stroke-color="#000000" draw:fill-color="#9966cc" draw:textarea-horizontal-align="justify" draw:textarea-vertical-align="middle" draw:auto-grow-height="false" fo:padding-top="0.13cm" draw:shadow="visible" draw:shadow-offset-x="0.1cm" draw:shadow-offset-y="0.1cm"/>
    </style:style>
    <style:style style:name="gr21" style:family="graphic" style:parent-style-name="standard">
      <style:graphic-properties svg:stroke-color="#000000" draw:fill-color="#e6e64c" draw:textarea-horizontal-align="justify" draw:textarea-vertical-align="middle" draw:auto-grow-height="false" fo:padding-top="0.13cm" draw:shadow="visible" draw:shadow-offset-x="0.1cm" draw:shadow-offset-y="0.1cm"/>
    </style:style>
    <style:style style:name="gr22" style:family="graphic" style:parent-style-name="standard">
      <style:graphic-properties svg:stroke-color="#000000" draw:fill-color="#cccc00" draw:textarea-horizontal-align="justify" draw:textarea-vertical-align="middle" draw:auto-grow-height="false" fo:padding-top="0.13cm" draw:shadow="visible" draw:shadow-offset-x="0.1cm" draw:shadow-offset-y="0.1cm"/>
    </style:style>
    <style:style style:name="gr23" style:family="graphic" style:parent-style-name="standard">
      <style:graphic-properties svg:stroke-color="#000000" draw:marker-end="Arrow" draw:marker-end-width="0.3cm" draw:fill-color="#b3b300" draw:textarea-horizontal-align="center" draw:textarea-vertical-align="middle" draw:shadow="hidden" draw:shadow-offset-x="0.1cm" draw:shadow-offset-y="0.1cm"/>
    </style:style>
    <style:style style:name="gr24" style:family="graphic" style:parent-style-name="standard">
      <style:graphic-properties draw:stroke="none" svg:stroke-color="#000000" draw:fill="none" draw:fill-color="#ffffff" draw:auto-grow-height="true" draw:auto-grow-width="false" fo:max-height="0cm" fo:min-height="1.445cm"/>
    </style:style>
    <style:style style:name="gr25" style:family="graphic" style:parent-style-name="standard">
      <style:graphic-properties draw:stroke="none" draw:fill-color="#c0c0c0" draw:textarea-horizontal-align="justify" draw:textarea-vertical-align="middle" draw:auto-grow-height="false"/>
    </style:style>
    <style:style style:name="gr26" style:family="graphic" style:parent-style-name="standard">
      <style:graphic-properties draw:stroke="dash" draw:stroke-dash="Ultrafine_20_Dashed" draw:marker-end="" draw:marker-end-width="0.3cm" draw:textarea-horizontal-align="center" draw:textarea-vertical-align="middle"/>
    </style:style>
    <style:style style:name="pr1" style:family="presentation" style:parent-style-name="標準-subtitle">
      <style:graphic-properties draw:fill-color="#ffffff" draw:auto-grow-height="true" fo:min-height="14.593cm"/>
    </style:style>
    <style:style style:name="pr2" style:family="presentation" style:parent-style-name="標準-notes">
      <style:graphic-properties draw:fill-color="#ffffff" fo:min-height="13.114cm"/>
    </style:style>
    <style:style style:name="pr3" style:family="presentation" style:parent-style-name="標準-title">
      <style:graphic-properties fo:min-height="2.755cm"/>
    </style:style>
    <style:style style:name="pr4" style:family="presentation" style:parent-style-name="標準-outline1" style:list-style-name="L2">
      <style:graphic-properties fo:min-height="11.63cm"/>
    </style:style>
    <style:style style:name="pr5" style:family="presentation" style:parent-style-name="標準-notes">
      <style:graphic-properties draw:fill-color="#ffffff" draw:auto-grow-height="true" fo:min-height="13.365cm"/>
    </style:style>
    <style:style style:name="pr6" style:family="presentation" style:parent-style-name="標準-subtitle">
      <style:graphic-properties draw:fill-color="#ffffff" fo:min-height="15.819cm"/>
    </style:style>
    <style:style style:name="pr7" style:family="presentation" style:parent-style-name="標準-notes">
      <style:graphic-properties draw:fill-color="#ffffff" fo:min-height="13.809cm"/>
    </style:style>
    <style:style style:name="pr8" style:family="presentation" style:parent-style-name="標準-outline1">
      <style:graphic-properties fo:min-height="11.63cm"/>
    </style:style>
    <style:style style:name="pr9" style:family="presentation" style:parent-style-name="標準-title">
      <style:graphic-properties fo:min-height="3.45cm"/>
    </style:style>
    <style:style style:name="pr10" style:family="presentation" style:parent-style-name="標準-outline1" style:list-style-name="L4">
      <style:graphic-properties fo:min-height="12.325cm"/>
    </style:style>
    <style:style style:name="pr11" style:family="presentation" style:parent-style-name="標準-title">
      <style:graphic-properties draw:auto-grow-height="true" fo:min-height="3.006cm"/>
    </style:style>
    <style:style style:name="pr12" style:family="presentation" style:parent-style-name="標準-outline1">
      <style:graphic-properties fo:min-height="12.325cm"/>
    </style:style>
    <style:style style:name="P1" style:family="paragraph">
      <style:text-properties fo:font-size="32pt" fo:font-weight="bold" style:font-size-asian="32pt" style:font-weight-asian="bold" style:font-size-complex="32pt" style:font-weight-complex="bold"/>
    </style:style>
    <style:style style:name="P2" style:family="paragraph">
      <style:paragraph-properties fo:margin-left="0.5cm" fo:margin-right="0cm" fo:text-indent="0cm"/>
    </style:style>
    <style:style style:name="P3" style:family="paragraph">
      <style:text-properties style:font-size-asian="20pt"/>
    </style:style>
    <style:style style:name="P4" style:family="paragraph">
      <style:paragraph-properties fo:text-align="center"/>
    </style:style>
    <style:style style:name="P5" style:family="paragraph">
      <style:paragraph-properties fo:text-align="center"/>
      <style:text-properties style:text-outline="true" fo:font-weight="bold" style:font-weight-asian="bold" style:font-weight-complex="bold"/>
    </style:style>
    <style:style style:name="P6" style:family="paragraph">
      <style:paragraph-properties fo:text-align="center"/>
      <style:text-properties style:text-outline="true" fo:font-size="18pt" fo:font-weight="bold" style:font-size-asian="18pt" style:font-weight-asian="bold" style:font-size-complex="18pt" style:font-weight-complex="bold"/>
    </style:style>
    <style:style style:name="P7" style:family="paragraph">
      <style:paragraph-properties fo:text-align="center"/>
      <style:text-properties fo:color="#000000" style:text-outline="true" fo:font-size="18pt" fo:font-weight="bold" style:font-size-asian="18pt" style:font-weight-asian="bold" style:font-size-complex="18pt" style:font-weight-complex="bold"/>
    </style:style>
    <style:style style:name="P8" style:family="paragraph">
      <style:paragraph-properties fo:text-align="center"/>
      <style:text-properties fo:font-weight="bold" style:font-weight-asian="bold" style:font-weight-complex="bold"/>
    </style:style>
    <style:style style:name="P9" style:family="paragraph">
      <style:paragraph-properties fo:text-align="center"/>
      <style:text-properties style:text-outline="false" fo:font-size="18pt" fo:text-shadow="1pt 1pt" fo:font-weight="bold" style:font-size-asian="18pt" style:font-weight-asian="bold" style:font-size-complex="18pt" style:font-weight-complex="bold"/>
    </style:style>
    <style:style style:name="P10" style:family="paragraph">
      <style:text-properties style:text-outline="true" fo:font-size="24pt" fo:text-shadow="1pt 1pt" style:text-underline-style="solid" style:text-underline-width="auto" style:text-underline-color="font-color" style:font-size-asian="24pt" style:font-size-complex="24pt"/>
    </style:style>
    <style:style style:name="P11" style:family="paragraph">
      <style:text-properties style:text-outline="true" fo:font-size="20pt" fo:text-shadow="1pt 1pt" style:text-underline-style="solid" style:text-underline-width="auto" style:text-underline-color="font-color" style:font-size-asian="20pt" style:font-size-complex="20pt"/>
    </style:style>
    <style:style style:name="P12" style:family="paragraph">
      <style:paragraph-properties fo:text-align="center"/>
      <style:text-properties style:text-outline="true" fo:font-size="18pt" style:font-size-asian="18pt" style:font-size-complex="18pt"/>
    </style:style>
    <style:style style:name="P13" style:family="paragraph">
      <style:paragraph-properties fo:text-align="center"/>
      <style:text-properties style:text-outline="true"/>
    </style:style>
    <style:style style:name="P14" style:family="paragraph">
      <style:paragraph-properties fo:text-align="center"/>
      <style:text-properties style:text-outline="true" fo:font-weight="normal" style:font-weight-asian="normal" style:font-weight-complex="normal"/>
    </style:style>
    <style:style style:name="P15" style:family="paragraph">
      <style:paragraph-properties fo:text-align="center"/>
      <style:text-properties style:text-outline="false"/>
    </style:style>
    <style:style style:name="P16" style:family="paragraph">
      <style:text-properties fo:font-size="20pt" style:font-size-asian="20pt" style:font-size-complex="18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color="#ff0000"/>
    </style:style>
    <style:style style:name="T7" style:family="text">
      <style:text-properties style:use-window-font-color="true"/>
    </style:style>
    <style:style style:name="T8" style:family="text">
      <style:text-properties style:text-outline="true" fo:font-weight="bold" style:font-weight-asian="bold" style:font-weight-complex="bold"/>
    </style:style>
    <style:style style:name="T9" style:family="text">
      <style:text-properties style:text-outline="true" fo:font-size="18pt" fo:font-weight="bold" style:font-size-asian="18pt" style:font-weight-asian="bold" style:font-size-complex="18pt" style:font-weight-complex="bold"/>
    </style:style>
    <style:style style:name="T10" style:family="text">
      <style:text-properties fo:color="#000000" style:text-outline="true" fo:font-size="18pt" fo:font-weight="bold" style:font-size-asian="18pt" style:font-weight-asian="bold" style:font-size-complex="18pt" style:font-weight-complex="bold"/>
    </style:style>
    <style:style style:name="T11" style:family="text">
      <style:text-properties style:text-outline="false" fo:font-size="18pt" style:font-size-asian="18pt" style:font-size-complex="18pt"/>
    </style:style>
    <style:style style:name="T12" style:family="text">
      <style:text-properties style:text-outline="true" fo:font-size="24pt" fo:text-shadow="1pt 1pt" style:text-underline-style="solid" style:text-underline-width="auto" style:text-underline-color="font-color" style:font-size-asian="24pt" style:font-size-complex="24pt"/>
    </style:style>
    <style:style style:name="T13" style:family="text">
      <style:text-properties style:text-outline="true" fo:font-size="20pt" fo:text-shadow="1pt 1pt" style:text-underline-style="solid" style:text-underline-width="auto" style:text-underline-color="font-color" style:font-size-asian="20pt" style:font-size-complex="20pt"/>
    </style:style>
    <style:style style:name="T14" style:family="text">
      <style:text-properties style:text-outline="true" fo:font-size="18pt" style:font-size-asian="18pt" style:font-size-complex="18pt"/>
    </style:style>
    <style:style style:name="T15" style:family="text">
      <style:text-properties style:text-outline="true"/>
    </style:style>
    <style:style style:name="T16" style:family="text">
      <style:text-properties style:text-outline="true"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layer="layout" svg:width="24.299cm" svg:height="14.593cm" svg:x="1.35cm" svg:y="1.5cm" presentation:class="subtitle" presentation:user-transformed="true">
          <draw:text-box>
            <text:p><text:span text:style-name="T1">M3G API</text:span><text:span text:style-name="T1">で始める</text:span><text:span text:style-name="T1">3D</text:span><text:span text:style-name="T1">グラフィックス</text:span></text:p>
            <text:p><text:span text:style-name="T1"/></text:p>
            <text:p><text:span text:style-name="T2">上田 孝</text:span></text:p>
            <text:p><text:span text:style-name="T2">tueda@wold.dog.cx</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標準" presentation:presentation-page-layout-name="AL2T1">
        <draw:frame presentation:style-name="pr3" draw:text-style-name="P1" draw:layer="layout" svg:width="24.299cm" svg:height="2.755cm" svg:x="1.35cm" svg:y="0.842cm" presentation:class="title" presentation:placeholder="true" presentation:user-transformed="true">
          <draw:text-box/>
        </draw:frame>
        <draw:frame presentation:style-name="pr4" draw:text-style-name="P2" draw:layer="layout" svg:width="24.299cm" svg:height="11.88cm" svg:x="1.35cm" svg:y="4.212cm" presentation:class="outline" presentation:user-transformed="true">
          <draw:text-box>
            <text:list text:style-name="L2">
              <text:list-item>
                <text:p><text:span text:style-name="T3"><text:s/></text:span><text:span text:style-name="T4">M3G</text:span>って何ですか?</text:p>
              </text:list-item>
              <text:list-item>
                <text:p><text:s/><text:span text:style-name="T5">Desktop-M3G</text:span>って何ですか?</text:p>
              </text:list-item>
              <text:list-item>
                <text:p><text:s/><text:span text:style-name="T5">Ruby-M3G</text:span>って何ですか?</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標準" presentation:presentation-page-layout-name="AL3T32">
        <draw:frame presentation:style-name="pr6" draw:layer="layout" svg:width="24.299cm" svg:height="15.819cm" svg:x="1.35cm" svg:y="0.495cm" presentation:class="subtitle">
          <draw:text-box>
            <text:p>1. <text:span text:style-name="T5">M3G</text:span>って何ですか?</text:p>
          </draw:text-box>
        </draw:frame>
        <presentation:notes draw:style-name="dp2">
          <draw:page-thumbnail draw:style-name="gr1" draw:layer="layout" svg:width="14.848cm" svg:height="11.135cm" svg:x="3.075cm" svg:y="2.257cm" draw:page-number="3" presentation:class="page"/>
          <draw:frame presentation:style-name="pr7" draw:layer="layout" svg:width="16.799cm" svg:height="13.809cm" svg:x="2.1cm" svg:y="14.107cm" presentation:class="notes" presentation:placeholder="true">
            <draw:text-box/>
          </draw:frame>
        </presentation:notes>
      </draw:page>
      <draw:page draw:name="page4" draw:style-name="dp1" draw:master-page-name="標準" presentation:presentation-page-layout-name="AL2T1">
        <draw:frame presentation:style-name="pr3" draw:layer="layout" svg:width="24.299cm" svg:height="2.755cm" svg:x="1.35cm" svg:y="0.842cm" presentation:class="title" presentation:user-transformed="true">
          <draw:text-box>
            <text:p>M3Gとは</text:p>
          </draw:text-box>
        </draw:frame>
        <draw:frame presentation:style-name="pr8" draw:layer="layout" svg:width="24.299cm" svg:height="11.88cm" svg:x="1.35cm" svg:y="4.212cm" presentation:class="outline">
          <draw:text-box>
            <text:list text:style-name="L3">
              <text:list-item>
                <text:p>3Dグラフィクスの描画API</text:p>
                <text:list>
                  <text:list-item>
                    <text:p>OpenGLやDirectXと同じ</text:p>
                    <text:list>
                      <text:list-item>
                        <text:p>O3Dが一番近い</text:p>
                      </text:list-item>
                    </text:list>
                  </text:list-item>
                  <text:list-item>
                    <text:p>策定はJavaの標準化プロセス</text:p>
                    <text:list>
                      <text:list-item>
                        <text:p><text:span text:style-name="T6">Java</text:span><text:span text:style-name="T7">の</text:span><text:span text:style-name="T7">API</text:span><text:span text:style-name="T7">です</text:span></text:p>
                      </text:list-item>
                    </text:list>
                  </text:list-item>
                  <text:list-item>
                    <text:p>M3G-1.1(JSR184) <text:s/>2005年</text:p>
                    <text:list>
                      <text:list-item>
                        <text:p>シェーダーなし</text:p>
                      </text:list-item>
                    </text:list>
                  </text:list-item>
                  <text:list-item>
                    <text:p>M3G-2.0(JSR297) <text:s/>201X年</text:p>
                    <text:list>
                      <text:list-item>
                        <text:p>シェーダーあり</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2" draw:text-style-name="P3" draw:layer="layout" svg:width="16.799cm" svg:height="13.114cm" svg:x="2.1cm" svg:y="14.107cm" presentation:class="notes" presentation:placeholder="true">
            <draw:text-box/>
          </draw:frame>
        </presentation:notes>
      </draw:page>
      <draw:page draw:name="page5" draw:style-name="dp1" draw:master-page-name="標準" presentation:presentation-page-layout-name="AL2T1">
        <draw:frame presentation:style-name="pr3" draw:layer="layout" svg:width="24.299cm" svg:height="2.755cm" svg:x="1.35cm" svg:y="0.842cm" presentation:class="title">
          <draw:text-box>
            <text:p>どこで使われてるの?</text:p>
          </draw:text-box>
        </draw:frame>
        <draw:frame presentation:style-name="pr8" draw:layer="layout" svg:width="24.299cm" svg:height="11.88cm" svg:x="1.35cm" svg:y="4.212cm" presentation:class="outline">
          <draw:text-box>
            <text:list text:style-name="L3">
              <text:list-item>
                <text:p>携帯電話(のゲーム)</text:p>
                <text:list>
                  <text:list-item>
                    <text:p>Mascot Capsule(R) V4, エイチアイ</text:p>
                    <text:p/>
                  </text:list-item>
                </text:list>
              </text:list-item>
            </text:list>
          </draw:text-box>
        </draw:frame>
        <presentation:notes draw:style-name="dp2">
          <draw:page-thumbnail draw:style-name="gr1" draw:layer="layout" svg:width="14.848cm" svg:height="11.135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標準" presentation:presentation-page-layout-name="AL4T19">
        <draw:custom-shape draw:style-name="gr2" draw:text-style-name="P5" draw:layer="layout" svg:width="12cm" svg:height="11.5cm" svg:x="3.5cm" svg:y="4.5cm">
          <text:p text:style-name="P4"><text:span text:style-name="T8">C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id="id2" draw:layer="layout" svg:width="5cm" svg:height="2.5cm" svg:x="17.5cm" svg:y="11cm">
          <text:p text:style-name="P4"><text:span text:style-name="T9">GP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1" draw:layer="layout" svg:width="7.5cm" svg:height="2.5cm" svg:x="5.5cm" svg:y="11cm">
          <text:p text:style-name="P4"><text:span text:style-name="T8">M3G</text:span><text:span text:style-name="T8">ライブラリ</text:span></text:p>
          <text:p text:style-name="P4"><text:span text:style-name="T8">Jav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id="id3" draw:layer="layout" svg:width="7.5cm" svg:height="2.63cm" svg:x="5.5cm" svg:y="6cm">
          <text:p text:style-name="P4"><text:span text:style-name="T10">ゲーム</text:span></text:p>
          <text:p text:style-name="P4"><text:span text:style-name="T10">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8" draw:layer="layout" draw:type="line" svg:x1="13cm" svg:y1="12.25cm" svg:x2="17.5cm" svg:y2="12.25cm" draw:start-shape="id1" draw:start-glue-point="1" draw:end-shape="id2" draw:end-glue-point="3" svg:d="m13000 12250h4500">
          <text:p text:style-name="P4"><text:span text:style-name="T5">OpenGL ES</text:span></text:p>
        </draw:connector>
        <draw:connector draw:style-name="gr7" draw:text-style-name="P8" draw:layer="layout" draw:type="line" svg:x1="9.25cm" svg:y1="8.63cm" svg:x2="9.25cm" svg:y2="11cm" draw:start-shape="id3" draw:start-glue-point="2" draw:end-shape="id1" svg:d="m9250 8630v2370">
          <text:p text:style-name="P4"><text:span text:style-name="T5">M3G API</text:span></text:p>
        </draw:connector>
        <draw:frame presentation:style-name="pr9" draw:layer="layout" svg:width="24.299cm" svg:height="3.45cm" svg:x="1.35cm" svg:y="0.495cm" presentation:class="title">
          <draw:text-box>
            <text:p>M3Gの構成</text:p>
          </draw:text-box>
        </draw:frame>
        <presentation:notes draw:style-name="dp2">
          <draw:page-thumbnail draw:style-name="gr1" draw:layer="layout" svg:width="14.848cm" svg:height="11.135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標準" presentation:presentation-page-layout-name="AL2T1">
        <draw:frame presentation:style-name="pr9" draw:layer="layout" svg:width="24.299cm" svg:height="3.45cm" svg:x="1.35cm" svg:y="0.495cm" presentation:class="title" presentation:user-transformed="true">
          <draw:text-box>
            <text:p>なぜM3G?</text:p>
          </draw:text-box>
        </draw:frame>
        <draw:frame presentation:style-name="pr10" draw:layer="layout" svg:width="24.299cm" svg:height="11.88cm" svg:x="1.35cm" svg:y="4.212cm" presentation:class="outline">
          <draw:text-box>
            <text:list text:style-name="L3">
              <text:list-item>
                <text:p>OpenGLは複雑になりすぎた</text:p>
                <text:list>
                  <text:list-item>
                    <text:p>使わない機能</text:p>
                  </text:list-item>
                  <text:list-item>
                    <text:p>ステートマシン</text:p>
                  </text:list-item>
                </text:list>
              </text:list-item>
              <text:list-item>
                <text:p>OpenGLにはない機能</text:p>
                <text:list>
                  <text:list-item>
                    <text:p>アニメーション</text:p>
                    <text:list>
                      <text:list-item>
                        <text:p>キーフレーム、補完、ブレンド、コントール</text:p>
                      </text:list-item>
                    </text:list>
                  </text:list-item>
                  <text:list-item>
                    <text:p>スキニング</text:p>
                    <text:list>
                      <text:list-item>
                        <text:p>ボーンの変形、スキンの変形</text:p>
                      </text:list-item>
                    </text:list>
                  </text:list-item>
                  <text:list-item>
                    <text:p>ファイルフォーマット</text:p>
                  </text:list-item>
                  <text:list-item>
                    <text:p>シーングラフ</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7" draw:layer="layout" svg:width="16.799cm" svg:height="13.809cm" svg:x="2.1cm" svg:y="14.107cm" presentation:class="notes" presentation:placeholder="true">
            <draw:text-box/>
          </draw:frame>
        </presentation:notes>
      </draw:page>
      <draw:page draw:name="page8" draw:style-name="dp1" draw:master-page-name="標準" presentation:presentation-page-layout-name="AL2T1">
        <draw:frame presentation:style-name="pr11" draw:layer="layout" svg:width="24.299cm" svg:height="3.006cm" svg:x="1.35cm" svg:y="0.717cm" presentation:class="title">
          <draw:text-box>
            <text:p>M3Gには全部あります!</text:p>
          </draw:text-box>
        </draw:frame>
        <draw:frame presentation:style-name="pr12" draw:layer="layout" svg:width="24.299cm" svg:height="11.88cm" svg:x="1.35cm" svg:y="4.212cm" presentation:class="outline" presentation:user-transformed="true">
          <draw:text-box>
            <text:list text:style-name="L3">
              <text:list-item>
                <text:p>つまりM3GはOpenGLを</text:p>
                <text:list>
                  <text:list-item>
                    <text:p>オブジェクト指向に整理し直して</text:p>
                  </text:list-item>
                  <text:list-item>
                    <text:p>アニメーション、スキニング、ファイルフォーマット、シーングラフを足したもの</text:p>
                  </text:list-item>
                </text:list>
              </text:list-item>
            </text:list>
          </draw:text-box>
        </draw:frame>
        <presentation:notes draw:style-name="dp2">
          <draw:page-thumbnail draw:style-name="gr1" draw:layer="layout" svg:width="14.848cm" svg:height="11.135cm" svg:x="3.075cm" svg:y="2.257cm" draw:page-number="8" presentation:class="page"/>
          <draw:frame presentation:style-name="pr7" draw:layer="layout" svg:width="16.799cm" svg:height="13.809cm" svg:x="2.1cm" svg:y="14.107cm" presentation:class="notes" presentation:placeholder="true">
            <draw:text-box/>
          </draw:frame>
        </presentation:notes>
      </draw:page>
      <draw:page draw:name="page9" draw:style-name="dp1" draw:master-page-name="標準" presentation:presentation-page-layout-name="AL2T1">
        <draw:path draw:style-name="gr8" draw:text-style-name="P4" draw:layer="layout" svg:width="2.678cm" svg:height="4.14cm" draw:transform="rotate (-1.35088484104454) translate (23.7943036436513cm 10.5284742823492cm)" svg:viewBox="0 0 2679 4141" svg:d="m327-38038c503 244 985 311 1476 330 457-25 490-817 547-1234 52-373 135-740 210-1114 78-384 187-786 63-1148-154-449-743-330-1142-525-338-165-576-207-912 182-420 485-499 1159-500 1552-1 411-118 826-45 1231 47 257 67 612 303 726z">
          <text:p/>
        </draw:path>
        <draw:path draw:style-name="gr9" draw:text-style-name="P4" draw:layer="layout" svg:width="12.266cm" svg:height="21.91cm" draw:transform="skewX (-1.38053087596791E-017) rotate (-2.08863551586241) translate (26.4936141282543cm 4.98621153038687cm)" svg:viewBox="0 0 12267 21911" svg:d="m10905-29091c468 87 1023-47 1281-424 238-349-102-755-320-1123-194-328-1656-2919-1855-3256-198-334-939-1648-1158-2032-199-350-941-1651-1141-2002-211-373-801-1577-1069-1879-425-476-926-1504-755-1872 207-444 935-532 1260-802 333-276 866-594 845-1036-21-440-694-1362-944-1734-276-411-848-1909-1029-2257-211-405-1422-2704-1733-3041-344-374-1557-681-2542-119-854 486-1688 1301-1733 1770-62 639 119 1260 419 1805 255 463 513 928 786 1379 295 487 2525 4413 2934 5025 331 497 1970 3496 2227 3910 335 536 1485 2607 1980 3476 154 456 1639 3153 1915 3485z">
          <text:p/>
        </draw:path>
        <draw:path draw:style-name="gr10" draw:text-style-name="P4" draw:layer="layout" svg:width="6.069cm" svg:height="4.911cm" draw:transform="rotate (-1.46031698514457) translate (6.3905326653243cm 5.7680497824944cm)" svg:viewBox="0 0 6070 4912" svg:d="m2852-6723c548 57 1098 104 1643 183 718 104 1214-180 1325-834 97-581 227-1399 221-1988-6-582 128-745-133-1283-288-600-978-442-1713-472-466-95-991-124-1491-166-646-52-1504-342-1943 67-586 308-483 284-612 865-126 575-169 1172-140 1761 32 641 50 1067 572 1441 553 396 1594 356 2271 426z">
          <text:p/>
        </draw:path>
        <draw:path draw:style-name="gr11" draw:text-style-name="P4" draw:layer="layout" svg:width="13.154cm" svg:height="18.719cm" draw:transform="skewX (-2.24104310443555E-017) rotate (1.81531695499896) translate (3.24889538982458cm 20.0228847604604cm)" svg:viewBox="0 0 13155 18720" svg:d="m4699 15047c894 223 2601 596 2757-212 104-543 373-1039 507-1578 137-558 14-1196 305-1684 330-552 433-328 1205-240 483 56 1708 881 2071-137 193-542 289-1104 467-1644 175-532 145-1098 347-1618 223-576 207-1193 387-1778 162-527 330-1058 400-1605 113-871-801-831-1338-1015-540-184-3266-758-3737-1055-521-328-1016-483-1139-1080-119-577 390-1160 490-1963 190-582 130-1259 59-1734-73-493-1700-1035-2327-1073-618-37-1008-29-1435 54-671 131-846 900-846 900 0 0-530 1806-605 2426-72 588-670 2581-967 3881-424 1849-990 4418-1165 5570-147 957-201 1706-25 2533 254 1191 587 2045 1193 2205 653 171 2264 564 3396 847z">
          <text:p/>
        </draw:path>
        <draw:frame presentation:style-name="pr9" draw:layer="layout" svg:width="24.299cm" svg:height="3.45cm" svg:x="1.35cm" svg:y="0.495cm" presentation:class="title" presentation:user-transformed="true">
          <draw:text-box>
            <text:p>M3Gの30クラス</text:p>
          </draw:text-box>
        </draw:frame>
        <draw:custom-shape draw:style-name="gr12" draw:text-style-name="P4" draw:id="id5" draw:layer="layout" svg:width="3cm" svg:height="1cm" svg:x="2.89cm" svg:y="4cm">
          <text:p text:style-name="P4">Object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6" draw:layer="layout" svg:width="3cm" svg:height="1cm" svg:x="3cm" svg:y="6.996cm">
          <text:p text:style-name="P4">Animation<text:line-break/>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7" draw:layer="layout" svg:width="3cm" svg:height="1cm" svg:x="2.89cm" svg:y="8.5cm">
          <text:p text:style-name="P4">Animation<text:line-break/>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8" draw:layer="layout" svg:width="3cm" svg:height="1cm" svg:x="2.89cm" svg:y="10.5cm">
          <text:p text:style-name="P4">Keyframe</text:p>
          <text:p text:style-name="P4">Seque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9" draw:layer="layout" svg:width="3cm" svg:height="1cm" svg:x="2.89cm" svg:y="12.5cm">
          <text:p text:style-name="P4">Backgr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0" draw:layer="layout" svg:width="3cm" svg:height="1cm" svg:x="2.89cm" svg:y="14cm">
          <text:p text:style-name="P4">Appearan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4" draw:layer="layout" svg:width="3cm" svg:height="1cm" svg:x="7.5cm" svg:y="4cm">
          <text:p text:style-name="P4">Transfor</text:p>
          <text:p text:style-name="P4">mab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1" draw:layer="layout" svg:width="3cm" svg:height="1cm" svg:x="2.89cm" svg:y="15.5cm">
          <text:p text:style-name="P4">Imag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9" draw:id="id33" draw:layer="layout" svg:width="3cm" svg:height="1cm" svg:x="7.5cm" svg:y="5.5cm">
          <text:p text:style-name="P4"><text:span text:style-name="T11">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9" draw:layer="layout" svg:width="3cm" svg:height="1cm" svg:x="7.5cm" svg:y="7cm">
          <text:p text:style-name="P4">F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1" draw:layer="layout" svg:width="3cm" svg:height="1cm" svg:x="7.5cm" svg:y="8.5cm">
          <text:p text:style-name="P4">Compositing</text:p>
          <text:p text:style-name="P4">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2" draw:layer="layout" svg:width="3cm" svg:height="1cm" svg:x="7.5cm" svg:y="10.5cm">
          <text:p text:style-name="P4">Polygon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3" draw:layer="layout" svg:width="3cm" svg:height="1cm" svg:x="7.5cm" svg:y="12.5cm">
          <text:p text:style-name="P4">Vertex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4" draw:layer="layout" svg:width="3cm" svg:height="1cm" svg:x="7.5cm" svg:y="14cm">
          <text:p text:style-name="P4">Vert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25" draw:layer="layout" svg:width="3cm" svg:height="1cm" svg:x="7.5cm" svg:y="15.5cm">
          <text:p text:style-name="P4">IndexBuff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32" draw:layer="layout" svg:width="3cm" svg:height="1cm" svg:x="12cm" svg:y="15.5cm">
          <text:p text:style-name="P4">Triangle</text:p>
          <text:p text:style-name="P4">StripArra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6" draw:layer="layout" svg:width="3cm" svg:height="1cm" svg:x="12cm" svg:y="4cm">
          <text:p text:style-name="P4">N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1" draw:layer="layout" svg:width="3cm" svg:height="1cm" svg:x="12cm" svg:y="5.5cm">
          <text:p text:style-name="P4">Texture2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7" draw:layer="layout" svg:width="3cm" svg:height="1cm" svg:x="16cm" svg:y="4cm">
          <text:p text:style-name="P4">Gro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0" draw:layer="layout" svg:width="3cm" svg:height="1cm" svg:x="16cm" svg:y="5.5cm">
          <text:p text:style-name="P4">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6" draw:layer="layout" svg:width="3cm" svg:height="1cm" svg:x="16cm" svg:y="7cm">
          <text:p text:style-name="P4">Sprite3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7" draw:layer="layout" svg:width="3cm" svg:height="1cm" svg:x="16.056cm" svg:y="8.61cm">
          <text:p text:style-name="P4">Came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8" draw:layer="layout" svg:width="3cm" svg:height="1cm" svg:x="16.056cm" svg:y="10.11cm">
          <text:p text:style-name="P4">L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8" draw:layer="layout" svg:width="3cm" svg:height="1cm" svg:x="21cm" svg:y="4cm">
          <text:p text:style-name="P4">Wor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9" draw:layer="layout" svg:width="3cm" svg:height="1cm" svg:x="21cm" svg:y="5.5cm">
          <text:p text:style-name="P4">Skinned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id="id13" draw:layer="layout" svg:width="3cm" svg:height="1cm" svg:x="21cm" svg:y="7cm">
          <text:p text:style-name="P4">MorphingMesh</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3cm" svg:height="1cm" svg:x="20.5cm" svg:y="12cm">
          <text:p text:style-name="P4">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4" draw:layer="layout" svg:width="3cm" svg:height="1cm" svg:x="20.5cm" svg:y="14cm">
          <text:p text:style-name="P4">RayInter</text:p>
          <text:p text:style-name="P4">se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 draw:layer="layout" svg:width="3cm" svg:height="1cm" svg:x="20.5cm" svg:y="15.5cm">
          <text:p text:style-name="P4">Trans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id="id20" draw:layer="layout" draw:type="line" svg:x1="7.5cm" svg:y1="4.5cm" svg:x2="5.89cm" svg:y2="4.5cm" draw:start-shape="id4" draw:start-glue-point="3" draw:end-shape="id5" draw:end-glue-point="1" svg:d="m7500 4500h-1610">
          <text:p/>
        </draw:connector>
        <draw:connector draw:style-name="gr15" draw:text-style-name="P4" draw:id="id12" draw:layer="layout" draw:type="line" svg:x1="12cm" svg:y1="4.5cm" svg:x2="10.5cm" svg:y2="4.5cm" draw:start-shape="id6" draw:start-glue-point="3" draw:end-shape="id4" draw:end-glue-point="1" svg:d="m12000 4500h-1500">
          <text:p/>
        </draw:connector>
        <draw:connector draw:style-name="gr15" draw:text-style-name="P4" draw:id="id15" draw:layer="layout" draw:type="line" svg:x1="16cm" svg:y1="4.5cm" svg:x2="15cm" svg:y2="4.5cm" draw:start-shape="id7" draw:start-glue-point="3" draw:end-shape="id6" draw:end-glue-point="1" svg:d="m16000 4500h-1000">
          <text:p/>
        </draw:connector>
        <draw:connector draw:style-name="gr15" draw:text-style-name="P4" draw:layer="layout" draw:type="line" svg:x1="21cm" svg:y1="4.5cm" svg:x2="19cm" svg:y2="4.5cm" draw:start-shape="id8" draw:start-glue-point="3" draw:end-shape="id7" draw:end-glue-point="1" svg:d="m21000 4500h-2000">
          <text:p/>
        </draw:connector>
        <draw:connector draw:style-name="gr15" draw:text-style-name="P4" draw:id="id14" draw:layer="layout" draw:type="line" svg:x1="21cm" svg:y1="6cm" svg:x2="19cm" svg:y2="6cm" draw:start-shape="id9" draw:start-glue-point="3" draw:end-shape="id10" draw:end-glue-point="1" svg:d="m21000 6000h-2000">
          <text:p/>
        </draw:connector>
        <draw:connector draw:style-name="gr16" draw:text-style-name="P4" draw:layer="layout" svg:x1="12cm" svg:y1="6cm" svg:x2="11.25cm" svg:y2="4.5cm" draw:start-shape="id11" draw:start-glue-point="3" draw:end-shape="id12" draw:end-glue-point="0" svg:d="m12000 6000h-750v-1500">
          <text:p/>
        </draw:connector>
        <draw:connector draw:style-name="gr16" draw:text-style-name="P4" draw:layer="layout" svg:x1="21cm" svg:y1="7.5cm" svg:x2="20cm" svg:y2="6cm" draw:start-shape="id13" draw:start-glue-point="3" draw:end-shape="id14" draw:end-glue-point="0" svg:d="m21000 7500h-1000v-1500">
          <text:p/>
        </draw:connector>
        <draw:connector draw:style-name="gr16" draw:text-style-name="P4" draw:layer="layout" draw:line-skew="1cm" svg:x1="16cm" svg:y1="6cm" svg:x2="15.5cm" svg:y2="4.5cm" draw:start-shape="id10" draw:start-glue-point="3" draw:end-shape="id15" draw:end-glue-point="0" svg:d="m16000 6000h-500v-1500 0">
          <text:p/>
        </draw:connector>
        <draw:connector draw:style-name="gr16" draw:text-style-name="P4" draw:layer="layout" draw:line-skew="1cm" svg:x1="16cm" svg:y1="7.5cm" svg:x2="15.5cm" svg:y2="4.5cm" draw:start-shape="id16" draw:start-glue-point="3" draw:end-shape="id15" draw:end-glue-point="0" svg:d="m16000 7500h-500v-3000 0">
          <text:p/>
        </draw:connector>
        <draw:connector draw:style-name="gr16" draw:text-style-name="P4" draw:layer="layout" svg:x1="16.056cm" svg:y1="9.11cm" svg:x2="15.5cm" svg:y2="4.5cm" draw:start-shape="id17" draw:start-glue-point="3" draw:end-shape="id15" draw:end-glue-point="0" svg:d="m16056 9110h-556v-4610">
          <text:p/>
        </draw:connector>
        <draw:connector draw:style-name="gr16" draw:text-style-name="P4" draw:layer="layout" svg:x1="16.056cm" svg:y1="10.61cm" svg:x2="15.5cm" svg:y2="4.5cm" draw:start-shape="id18" draw:start-glue-point="3" draw:end-shape="id15" draw:end-glue-point="0" svg:d="m16056 10610h-556v-6110">
          <text:p/>
        </draw:connector>
        <draw:connector draw:style-name="gr16" draw:text-style-name="P4" draw:layer="layout" svg:x1="7.5cm" svg:y1="7.5cm" svg:x2="6.695cm" svg:y2="4.5cm" draw:start-shape="id19" draw:start-glue-point="3" draw:end-shape="id20" draw:end-glue-point="0" svg:d="m7500 7500h-805v-3000">
          <text:p/>
        </draw:connector>
        <draw:connector draw:style-name="gr16" draw:text-style-name="P4" draw:layer="layout" svg:x1="7.5cm" svg:y1="9cm" svg:x2="6.695cm" svg:y2="4.5cm" draw:start-shape="id21" draw:start-glue-point="3" draw:end-shape="id20" draw:end-glue-point="0" svg:d="m7500 9000h-805v-4500">
          <text:p/>
        </draw:connector>
        <draw:connector draw:style-name="gr16" draw:text-style-name="P4" draw:layer="layout" svg:x1="7.5cm" svg:y1="11cm" svg:x2="6.695cm" svg:y2="4.5cm" draw:start-shape="id22" draw:start-glue-point="3" draw:end-shape="id20" draw:end-glue-point="0" svg:d="m7500 11000h-805v-6500">
          <text:p/>
        </draw:connector>
        <draw:connector draw:style-name="gr16" draw:text-style-name="P4" draw:layer="layout" svg:x1="7.5cm" svg:y1="13cm" svg:x2="6.695cm" svg:y2="4.5cm" draw:start-shape="id23" draw:start-glue-point="3" draw:end-shape="id20" draw:end-glue-point="0" svg:d="m7500 13000h-805v-8500">
          <text:p/>
        </draw:connector>
        <draw:connector draw:style-name="gr16" draw:text-style-name="P4" draw:layer="layout" draw:line-skew="1.305cm" svg:x1="7.5cm" svg:y1="14.5cm" svg:x2="6.695cm" svg:y2="4.5cm" draw:start-shape="id24" draw:start-glue-point="3" draw:end-shape="id20" draw:end-glue-point="0" svg:d="m7500 14500h-805v-10000 0">
          <text:p/>
        </draw:connector>
        <draw:connector draw:style-name="gr16" draw:text-style-name="P4" draw:layer="layout" svg:x1="7.5cm" svg:y1="16cm" svg:x2="6.695cm" svg:y2="4.5cm" draw:start-shape="id25" draw:start-glue-point="3" draw:end-shape="id20" draw:end-glue-point="0" svg:d="m7500 16000h-805v-11500">
          <text:p/>
        </draw:connector>
        <draw:connector draw:style-name="gr16" draw:text-style-name="P4" draw:layer="layout" svg:x1="6cm" svg:y1="7.496cm" svg:x2="6.695cm" svg:y2="4.5cm" draw:start-shape="id26" draw:start-glue-point="1" draw:end-shape="id20" draw:end-glue-point="0" svg:d="m6000 7496h695v-2996">
          <text:p/>
        </draw:connector>
        <draw:connector draw:style-name="gr16" draw:text-style-name="P4" draw:layer="layout" svg:x1="5.89cm" svg:y1="9cm" svg:x2="6.695cm" svg:y2="4.5cm" draw:start-shape="id27" draw:start-glue-point="1" draw:end-shape="id20" draw:end-glue-point="0" svg:d="m5890 9000h805v-4500">
          <text:p/>
        </draw:connector>
        <draw:connector draw:style-name="gr16" draw:text-style-name="P4" draw:layer="layout" svg:x1="5.89cm" svg:y1="11cm" svg:x2="6.695cm" svg:y2="4.5cm" draw:start-shape="id28" draw:start-glue-point="1" draw:end-shape="id20" draw:end-glue-point="0" svg:d="m5890 11000h805v-6500">
          <text:p/>
        </draw:connector>
        <draw:connector draw:style-name="gr16" draw:text-style-name="P4" draw:layer="layout" svg:x1="5.89cm" svg:y1="13cm" svg:x2="6.695cm" svg:y2="4.5cm" draw:start-shape="id29" draw:start-glue-point="1" draw:end-shape="id20" draw:end-glue-point="0" svg:d="m5890 13000h805v-8500">
          <text:p/>
        </draw:connector>
        <draw:connector draw:style-name="gr16" draw:text-style-name="P4" draw:layer="layout" svg:x1="5.89cm" svg:y1="14.5cm" svg:x2="6.695cm" svg:y2="4.5cm" draw:start-shape="id30" draw:start-glue-point="1" draw:end-shape="id20" draw:end-glue-point="0" svg:d="m5890 14500h805v-10000">
          <text:p/>
        </draw:connector>
        <draw:connector draw:style-name="gr16" draw:text-style-name="P4" draw:layer="layout" svg:x1="5.89cm" svg:y1="16cm" svg:x2="6.695cm" svg:y2="4.5cm" draw:start-shape="id31" draw:start-glue-point="1" draw:end-shape="id20" draw:end-glue-point="0" svg:d="m5890 16000h805v-11500">
          <text:p/>
        </draw:connector>
        <draw:connector draw:style-name="gr15" draw:text-style-name="P4" draw:layer="layout" svg:x1="12cm" svg:y1="16cm" svg:x2="10.5cm" svg:y2="16cm" draw:start-shape="id32" draw:start-glue-point="3" draw:end-shape="id25" draw:end-glue-point="1" svg:d="m12000 16000h-1500">
          <text:p/>
        </draw:connector>
        <draw:frame draw:style-name="gr17" draw:text-style-name="P10" draw:layer="layout" svg:width="4cm" svg:height="0.466cm" svg:x="13.5cm" svg:y="12.5cm">
          <draw:text-box>
            <text:p><text:span text:style-name="T12">OpenGL</text:span></text:p>
          </draw:text-box>
        </draw:frame>
        <draw:frame draw:style-name="gr17" draw:text-style-name="P11" draw:layer="layout" svg:width="5.5cm" svg:height="0.318cm" svg:x="0cm" svg:y="6.5cm">
          <draw:text-box>
            <text:p><text:span text:style-name="T13">アニメーション</text:span></text:p>
          </draw:text-box>
        </draw:frame>
        <draw:frame draw:style-name="gr17" draw:text-style-name="P11" draw:layer="layout" svg:width="5.5cm" svg:height="0.318cm" svg:x="1cm" svg:y="3.182cm">
          <draw:text-box>
            <text:p><text:span text:style-name="T13">シーングラフ</text:span></text:p>
          </draw:text-box>
        </draw:frame>
        <draw:frame draw:style-name="gr17" draw:text-style-name="P11" draw:layer="layout" svg:width="5.5cm" svg:height="1.08cm" svg:x="20.5cm" svg:y="10.42cm">
          <draw:text-box>
            <text:p><text:span text:style-name="T13">ファイル</text:span></text:p>
            <text:p><text:span text:style-name="T13">フォーマット</text:span></text:p>
          </draw:text-box>
        </draw:frame>
        <draw:connector draw:style-name="gr16" draw:text-style-name="P4" draw:layer="layout" draw:line-skew="-0.152cm" svg:x1="7.5cm" svg:y1="6cm" svg:x2="6.696cm" svg:y2="4.5cm" draw:start-shape="id33" draw:start-glue-point="3" svg:d="m7500 6000h-804v-1500 0">
          <text:p/>
        </draw:connector>
        <draw:frame draw:style-name="gr17" draw:text-style-name="P11" draw:layer="layout" svg:width="5.5cm" svg:height="0.318cm" svg:x="21.5cm" svg:y="8.682cm">
          <draw:text-box>
            <text:p><text:span text:style-name="T13">スキニング</text:span></text:p>
          </draw:text-box>
        </draw:frame>
        <presentation:notes draw:style-name="dp2">
          <draw:page-thumbnail draw:style-name="gr1" draw:layer="layout" svg:width="14.848cm" svg:height="11.135cm" svg:x="3.075cm" svg:y="2.257cm" draw:page-number="9" presentation:class="page"/>
          <draw:frame presentation:style-name="pr7" draw:layer="layout" svg:width="16.799cm" svg:height="13.809cm" svg:x="2.1cm" svg:y="14.107cm" presentation:class="notes" presentation:placeholder="true">
            <draw:text-box/>
          </draw:frame>
        </presentation:notes>
      </draw:page>
      <draw:page draw:name="page10" draw:style-name="dp1" draw:master-page-name="標準" presentation:presentation-page-layout-name="AL2T1">
        <draw:frame presentation:style-name="pr9" draw:layer="layout" svg:width="24.299cm" svg:height="3.45cm" svg:x="1.35cm" svg:y="0.495cm" presentation:class="title">
          <draw:text-box>
            <text:p>レンダリングの基本</text:p>
          </draw:text-box>
        </draw:frame>
        <draw:frame presentation:style-name="pr12" draw:layer="layout" svg:width="24.299cm" svg:height="11.88cm" svg:x="1.35cm" svg:y="4.212cm" presentation:class="outline">
          <draw:text-box>
            <text:list text:style-name="L3">
              <text:list-item>
                <text:p>シーングラフを作る</text:p>
                <text:list>
                  <text:list-item>
                    <text:p>World* wld = new World;</text:p>
                  </text:list-item>
                </text:list>
              </text:list-item>
              <text:list-item>
                <text:p>Graphics3Dのインスタンスを作る</text:p>
                <text:list>
                  <text:list-item>
                    <text:p>Graphics3D* g3d = Graphics3D::getInstance();</text:p>
                  </text:list-item>
                </text:list>
              </text:list-item>
              <text:list-item>
                <text:p>レンダリングする</text:p>
                <text:list>
                  <text:list-item>
                    <text:p>g3d-&gt;render (wld);</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7" draw:layer="layout" svg:width="16.799cm" svg:height="13.809cm" svg:x="2.1cm" svg:y="14.107cm" presentation:class="notes" presentation:placeholder="true">
            <draw:text-box/>
          </draw:frame>
        </presentation:notes>
      </draw:page>
      <draw:page draw:name="page11" draw:style-name="dp1" draw:master-page-name="標準" presentation:presentation-page-layout-name="AL2T1">
        <draw:frame presentation:style-name="pr9" draw:layer="layout" svg:width="24.299cm" svg:height="3.45cm" svg:x="1.35cm" svg:y="0.495cm" presentation:class="title" presentation:placeholder="true" presentation:user-transformed="true">
          <draw:text-box/>
        </draw:frame>
        <draw:frame presentation:style-name="pr12" draw:layer="layout" svg:width="24.299cm" svg:height="11.88cm" svg:x="1.35cm" svg:y="4.212cm" presentation:class="outline" presentation:user-transformed="true">
          <draw:text-box>
            <text:list text:style-name="L3">
              <text:list-header>
                <text:p/>
              </text:list-header>
              <text:list-item>
                <text:p>基本は毎フレーム3行呼ぶ</text:p>
                <text:list>
                  <text:list-item>
                    <text:p>world-&gt;animate()</text:p>
                  </text:list-item>
                  <text:list-item>
                    <text:p>world-&gt;align()</text:p>
                  </text:list-item>
                  <text:list-item>
                    <text:p>g3d-&gt;render()</text:p>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7" draw:layer="layout" svg:width="16.799cm" svg:height="13.809cm" svg:x="2.1cm" svg:y="14.107cm" presentation:class="notes" presentation:placeholder="true">
            <draw:text-box/>
          </draw:frame>
        </presentation:notes>
      </draw:page>
      <draw:page draw:name="page12" draw:style-name="dp1" draw:master-page-name="標準" presentation:presentation-page-layout-name="AL2T1">
        <draw:frame presentation:style-name="pr9" draw:layer="layout" svg:width="24.299cm" svg:height="3.45cm" svg:x="1.35cm" svg:y="0.495cm" presentation:class="title">
          <draw:text-box>
            <text:p>シーングラフ</text:p>
          </draw:text-box>
        </draw:frame>
        <draw:custom-shape draw:style-name="gr18" draw:text-style-name="P6" draw:id="id35" draw:layer="layout" svg:width="3cm" svg:height="1.5cm" svg:x="4cm" svg:y="4cm">
          <text:p text:style-name="P4"><text:span text:style-name="T14">Wor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4" draw:layer="layout" svg:width="3cm" svg:height="1.5cm" svg:x="6.5cm" svg:y="6cm">
          <text:p text:style-name="P4"><text:span text:style-name="T14">Came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id="id36" draw:layer="layout" svg:width="3cm" svg:height="1.5cm" svg:x="6.5cm" svg:y="8cm">
          <text:p text:style-name="P4"><text:span text:style-name="T14">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7" draw:layer="layout" svg:width="3cm" svg:height="1.5cm" svg:x="8.5cm" svg:y="10.5cm">
          <text:p text:style-name="P4"><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2" draw:id="id38" draw:layer="layout" svg:width="3cm" svg:height="1.5cm" svg:x="8.5cm" svg:y="13cm">
          <text:p text:style-name="P4"><text:span text:style-name="T14">Skinned</text:span></text:p>
          <text:p text:style-name="P4"><text:span text:style-name="T14">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6.5cm" svg:y1="6.75cm" svg:x2="5.5cm" svg:y2="5.5cm" draw:start-shape="id34" draw:start-glue-point="3" draw:end-shape="id35" draw:end-glue-point="2" svg:d="m6500 6750h-1000v-1250">
          <text:p/>
        </draw:connector>
        <draw:connector draw:style-name="gr15" draw:text-style-name="P4" draw:layer="layout" svg:x1="6.5cm" svg:y1="8.75cm" svg:x2="5.5cm" svg:y2="5.5cm" draw:start-shape="id36" draw:start-glue-point="3" draw:end-shape="id35" draw:end-glue-point="2" svg:d="m6500 8750h-1000v-3250">
          <text:p/>
        </draw:connector>
        <draw:connector draw:style-name="gr15" draw:text-style-name="P4" draw:layer="layout" svg:x1="8.5cm" svg:y1="11.25cm" svg:x2="8cm" svg:y2="9.5cm" draw:start-shape="id37" draw:start-glue-point="3" draw:end-shape="id36" draw:end-glue-point="2" svg:d="m8500 11250h-500v-1750">
          <text:p/>
        </draw:connector>
        <draw:connector draw:style-name="gr15" draw:text-style-name="P4" draw:layer="layout" svg:x1="8.5cm" svg:y1="13.75cm" svg:x2="8cm" svg:y2="9.5cm" draw:start-shape="id38" draw:start-glue-point="3" draw:end-shape="id36" draw:end-glue-point="2" svg:d="m8500 13750h-501v-2449h1v-1801">
          <text:p/>
        </draw:connector>
        <presentation:notes draw:style-name="dp2">
          <draw:page-thumbnail draw:style-name="gr1" draw:layer="layout" svg:width="14.848cm" svg:height="11.135cm" svg:x="3.075cm" svg:y="2.257cm" draw:page-number="12" presentation:class="page"/>
          <draw:frame presentation:style-name="pr7" draw:layer="layout" svg:width="16.799cm" svg:height="13.809cm" svg:x="2.1cm" svg:y="14.107cm" presentation:class="notes" presentation:placeholder="true">
            <draw:text-box/>
          </draw:frame>
        </presentation:notes>
      </draw:page>
      <draw:page draw:name="page13" draw:style-name="dp1" draw:master-page-name="標準" presentation:presentation-page-layout-name="AL2T1">
        <draw:frame presentation:style-name="pr9" draw:layer="layout" svg:width="24.299cm" svg:height="3.45cm" svg:x="1.35cm" svg:y="0.495cm" presentation:class="title">
          <draw:text-box>
            <text:p>3種類のメッシュ</text:p>
          </draw:text-box>
        </draw:frame>
        <draw:frame presentation:style-name="pr12" draw:layer="layout" svg:width="24.299cm" svg:height="11.88cm" svg:x="1.35cm" svg:y="4.212cm" presentation:class="outline">
          <draw:text-box>
            <text:list text:style-name="L3">
              <text:list-item>
                <text:p>Mesh</text:p>
                <text:list>
                  <text:list-item>
                    <text:p>剛体</text:p>
                  </text:list-item>
                </text:list>
              </text:list-item>
              <text:list-item>
                <text:p>SkinnedMesh</text:p>
                <text:list>
                  <text:list-item>
                    <text:p>スケレタル・アニメーション</text:p>
                  </text:list-item>
                </text:list>
              </text:list-item>
              <text:list-item>
                <text:p>MorphingMesh</text:p>
                <text:list>
                  <text:list-item>
                    <text:p>モーフィング・アニメーション</text:p>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7" draw:layer="layout" svg:width="16.799cm" svg:height="13.809cm" svg:x="2.1cm" svg:y="14.107cm" presentation:class="notes" presentation:placeholder="true">
            <draw:text-box/>
          </draw:frame>
        </presentation:notes>
      </draw:page>
      <draw:page draw:name="page14" draw:style-name="dp1" draw:master-page-name="標準" presentation:presentation-page-layout-name="AL2T1">
        <draw:custom-shape draw:style-name="gr20" draw:text-style-name="P13" draw:layer="layout" svg:width="3cm" svg:height="1.5cm" svg:x="10.286cm" svg:y="13.272cm">
          <text:p text:style-name="P4"><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3cm" svg:height="1.459cm" svg:x="20.702cm" svg:y="7.24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4.299cm" svg:height="3.45cm" svg:x="1.35cm" svg:y="0.495cm" presentation:class="title">
          <draw:text-box>
            <text:p>メッシュ</text:p>
          </draw:text-box>
        </draw:frame>
        <draw:custom-shape draw:style-name="gr19" draw:text-style-name="P14" draw:id="id40"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id="id39" draw:layer="layout" svg:width="3cm" svg:height="1.5cm" svg:x="5cm" svg:y="7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id="id41" draw:layer="layout" svg:width="3.5cm" svg:height="1.5cm" svg:x="5cm" svg:y="11cm">
          <text:p text:style-name="P4"><text:span text:style-name="T15">Appear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5cm" svg:y1="7.75cm" svg:x2="4.5cm" svg:y2="5.5cm" draw:start-shape="id39" draw:start-glue-point="3" draw:end-shape="id40" draw:end-glue-point="2" svg:d="m5000 7750h-501v-1449h1v-801">
          <text:p/>
        </draw:connector>
        <draw:connector draw:style-name="gr15" draw:text-style-name="P4" draw:layer="layout" svg:x1="5cm" svg:y1="11.75cm" svg:x2="4.5cm" svg:y2="5.5cm" draw:start-shape="id41" draw:start-glue-point="3" draw:end-shape="id40" draw:end-glue-point="2" svg:d="m5000 11750h-501v-3449h1v-2801">
          <text:p/>
        </draw:connector>
        <draw:custom-shape draw:style-name="gr20" draw:text-style-name="P13" draw:id="id42" draw:layer="layout" svg:width="3cm" svg:height="1.5cm" svg:x="10.007cm" svg:y="11cm">
          <text:p text:style-name="P4"><text:span text:style-name="T15">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13.5cm" svg:y="11cm">
          <text:p text:style-name="P4"><text:span text:style-name="T15">F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17cm" svg:y="11cm">
          <text:p text:style-name="P4"><text:span text:style-name="T15">Compositing</text:span></text:p>
          <text:p text:style-name="P4"><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3" draw:layer="layout" svg:width="3cm" svg:height="1.5cm" svg:x="20.5cm" svg:y="11cm">
          <text:p text:style-name="P4"><text:span text:style-name="T15">Polygon</text:span></text:p>
          <text:p text:style-name="P4"><text:span text:style-name="T15">M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type="line" svg:x1="10.007cm" svg:y1="11.75cm" svg:x2="8.5cm" svg:y2="11.75cm" draw:start-shape="id42" draw:start-glue-point="3" draw:end-shape="id41" draw:end-glue-point="1" svg:d="m10007 11750h-1507">
          <text:p/>
        </draw:connector>
        <draw:custom-shape draw:style-name="gr21" draw:text-style-name="P13" draw:id="id43" draw:layer="layout" svg:width="3cm" svg:height="1.459cm" svg:x="10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5" draw:layer="layout" draw:type="line" svg:x1="10cm" svg:y1="7.729cm" svg:x2="8cm" svg:y2="7.75cm" draw:start-shape="id43" draw:start-glue-point="3" svg:d="m10000 7729-2000 21">
          <text:p/>
        </draw:connector>
        <draw:custom-shape draw:style-name="gr21" draw:text-style-name="P13" draw:layer="layout" svg:width="3cm" svg:height="1.459cm" svg:x="13.5cm" svg:y="7.041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6" draw:layer="layout" svg:width="4.5cm" svg:height="0.318cm" svg:x="9cm" svg:y="9.5cm">
          <draw:text-box>
            <text:p text:style-name="P16">positions</text:p>
          </draw:text-box>
        </draw:frame>
        <draw:frame draw:style-name="gr17" draw:text-style-name="P16" draw:layer="layout" svg:width="3.5cm" svg:height="0.318cm" svg:x="13.5cm" svg:y="9.5cm">
          <draw:text-box>
            <text:p text:style-name="P16">normals</text:p>
          </draw:text-box>
        </draw:frame>
        <draw:custom-shape draw:style-name="gr21" draw:text-style-name="P13" draw:layer="layout" svg:width="3cm" svg:height="1.459cm" svg:x="20.5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6" draw:layer="layout" svg:width="5cm" svg:height="1cm" svg:x="20.5cm" svg:y="9.5cm">
          <draw:text-box>
            <text:p text:style-name="P16">tex_coords</text:p>
          </draw:text-box>
        </draw:frame>
        <draw:custom-shape draw:style-name="gr21" draw:text-style-name="P13" draw:layer="layout" svg:width="3cm" svg:height="1.459cm" svg:x="17cm" svg:y="7cm">
          <text:p text:style-name="P4"><text:span text:style-name="T15">Vertex</text:span></text:p>
          <text:p text:style-name="P4"><text:span text:style-name="T15">Arra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6" draw:layer="layout" svg:width="3.5cm" svg:height="0.318cm" svg:x="17cm" svg:y="9.5cm">
          <draw:text-box>
            <text:p text:style-name="P16">colors</text:p>
          </draw:text-box>
        </draw:frame>
        <draw:custom-shape draw:style-name="gr20" draw:text-style-name="P13" draw:layer="layout" svg:width="3cm" svg:height="1.5cm" svg:x="10cm" svg:y="13cm">
          <text:p text:style-name="P4"><text:span text:style-name="T15">Text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5cm" svg:x="3.075cm" svg:y="2.257cm" draw:page-number="14" presentation:class="page"/>
          <draw:frame presentation:style-name="pr7" draw:layer="layout" svg:width="16.799cm" svg:height="13.809cm" svg:x="2.1cm" svg:y="14.107cm" presentation:class="notes" presentation:placeholder="true">
            <draw:text-box/>
          </draw:frame>
        </presentation:notes>
      </draw:page>
      <draw:page draw:name="page15" draw:style-name="dp1" draw:master-page-name="標準" presentation:presentation-page-layout-name="AL2T1">
        <draw:custom-shape draw:style-name="gr25" draw:text-style-name="P4" draw:layer="layout" svg:width="8.5cm" svg:height="8.5cm" svg:x="5cm" svg:y="8.5cm">
          <text:p/>
          <draw:enhanced-geometry svg:viewBox="0 0 21600 21600" draw:type="rectangle" draw:enhanced-path="M 0 0 L 21600 0 21600 21600 0 21600 0 0 Z N"/>
        </draw:custom-shape>
        <draw:frame presentation:style-name="pr9" draw:layer="layout" svg:width="24.299cm" svg:height="3.45cm" svg:x="1.35cm" svg:y="0.495cm" presentation:class="title">
          <draw:text-box>
            <text:p>スキンメッシュ</text:p>
          </draw:text-box>
        </draw:frame>
        <draw:custom-shape draw:style-name="gr19" draw:text-style-name="P14" draw:id="id46"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id="id45" draw:layer="layout" svg:width="3cm" svg:height="1.5cm" svg:x="3cm" svg:y="6.5cm">
          <text:p text:style-name="P4"><text:span text:style-name="T16">Skinned</text:span></text:p>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id="id44" draw:layer="layout" svg:width="3cm" svg:height="1.5cm" svg:x="6cm" svg:y="9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6cm" svg:y1="9.75cm" svg:x2="4.5cm" svg:y2="8cm" draw:start-shape="id44" draw:start-glue-point="3" draw:end-shape="id45" draw:end-glue-point="2" svg:d="m6000 9750h-1500v-1750">
          <text:p/>
        </draw:connector>
        <draw:connector draw:style-name="gr15" draw:text-style-name="P4" draw:layer="layout" draw:type="line" svg:x1="4.5cm" svg:y1="6.5cm" svg:x2="4.5cm" svg:y2="5.5cm" draw:start-shape="id45" draw:start-glue-point="0" draw:end-shape="id46" draw:end-glue-point="2" svg:d="m4500 6500v-1000">
          <text:p/>
        </draw:connector>
        <draw:custom-shape draw:style-name="gr22" draw:text-style-name="P13" draw:id="id47" draw:layer="layout" svg:width="3cm" svg:height="1.5cm" svg:x="9cm" svg:y="11.5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9cm" svg:y1="12.25cm" svg:x2="7.5cm" svg:y2="10.5cm" draw:start-shape="id47" draw:start-glue-point="3" draw:end-shape="id44" draw:end-glue-point="2" svg:d="m9000 12250h-1500v-1750">
          <text:p/>
        </draw:connector>
        <draw:custom-shape draw:style-name="gr22" draw:text-style-name="P13" draw:id="id48" draw:layer="layout" svg:width="3cm" svg:height="1.5cm" svg:x="9cm" svg:y="14.5cm">
          <text:p text:style-name="P4"><text:span text:style-name="T15">Gro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9cm" svg:y1="15.25cm" svg:x2="7.5cm" svg:y2="10.5cm" draw:start-shape="id48" draw:start-glue-point="3" draw:end-shape="id44" draw:end-glue-point="2" svg:d="m9000 15250h-1500v-4750">
          <text:p/>
        </draw:connector>
        <draw:frame draw:style-name="gr17" draw:layer="layout" svg:width="4cm" svg:height="0.238cm" svg:x="9cm" svg:y="8cm">
          <draw:text-box>
            <text:p>スケルトン</text:p>
          </draw:text-box>
        </draw:frame>
        <draw:custom-shape draw:style-name="gr19" draw:text-style-name="P14" draw:id="id49" draw:layer="layout" svg:width="3cm" svg:height="1.5cm" svg:x="14cm" svg:y="13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4cm" svg:y1="13.75cm" svg:x2="10.5cm" svg:y2="13cm" draw:start-shape="id49" draw:start-glue-point="3" draw:end-shape="id47" draw:end-glue-point="2" svg:d="m14000 13750h-3500v-750">
          <text:p/>
        </draw:connector>
        <draw:frame draw:style-name="gr17" draw:id="id50" draw:layer="layout" svg:width="4cm" svg:height="0.238cm" svg:x="10.851cm" svg:y="10.612cm">
          <draw:text-box>
            <text:p>ボーン</text:p>
          </draw:text-box>
        </draw:frame>
        <draw:connector draw:style-name="gr26" draw:text-style-name="P4" draw:layer="layout" draw:type="line" svg:x1="10.851cm" svg:y1="10.731cm" svg:x2="10.5cm" svg:y2="11.5cm" draw:start-shape="id50" draw:end-shape="id47" draw:end-glue-point="0" svg:d="m10851 10731-351 769">
          <text:p/>
        </draw:connector>
        <presentation:notes draw:style-name="dp2">
          <draw:page-thumbnail draw:style-name="gr1" draw:layer="layout" svg:width="14.848cm" svg:height="11.135cm" svg:x="3.075cm" svg:y="2.257cm" draw:page-number="15" presentation:class="page"/>
          <draw:frame presentation:style-name="pr7" draw:layer="layout" svg:width="16.799cm" svg:height="13.809cm" svg:x="2.1cm" svg:y="14.107cm" presentation:class="notes" presentation:placeholder="true">
            <draw:text-box/>
          </draw:frame>
        </presentation:notes>
      </draw:page>
      <draw:page draw:name="page16" draw:style-name="dp1" draw:master-page-name="標準" presentation:presentation-page-layout-name="AL2T1">
        <draw:frame presentation:style-name="pr9" draw:layer="layout" svg:width="24.299cm" svg:height="3.45cm" svg:x="1.35cm" svg:y="0.495cm" presentation:class="title">
          <draw:text-box>
            <text:p>モーフィングメッシュ</text:p>
          </draw:text-box>
        </draw:frame>
        <draw:custom-shape draw:style-name="gr19" draw:text-style-name="P14" draw:id="id52" draw:layer="layout" svg:width="3cm" svg:height="1.5cm" svg:x="3cm" svg:y="4cm">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id="id51" draw:layer="layout" svg:width="3cm" svg:height="1.5cm" svg:x="3cm" svg:y="6.5cm">
          <text:p text:style-name="P4"><text:span text:style-name="T16">Morphing</text:span></text:p>
          <text:p text:style-name="P4"><text:span text:style-name="T16">Me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type="line" svg:x1="4.5cm" svg:y1="6.5cm" svg:x2="4.5cm" svg:y2="5.5cm" draw:start-shape="id51" draw:start-glue-point="0" draw:end-shape="id52" draw:end-glue-point="2" svg:d="m4500 6500v-1000">
          <text:p/>
        </draw:connector>
        <draw:custom-shape draw:style-name="gr22" draw:text-style-name="P13" draw:id="id5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draw:line-skew="-0.25cm" svg:x1="5.5cm" svg:y1="10.25cm" svg:x2="4.5cm" svg:y2="8cm" draw:start-shape="id53" draw:start-glue-point="3" svg:d="m5500 10250h-1000v-2250 0">
          <text:p/>
        </draw:connector>
        <draw:custom-shape draw:style-name="gr22" draw:text-style-name="P1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5.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9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draw:layer="layout" svg:width="3cm" svg:height="1.5cm" svg:x="12.5cm" svg:y="9.5cm">
          <text:p text:style-name="P4"><text:span text:style-name="T15">Vertex</text:span></text:p>
          <text:p text:style-name="P4"><text:span text:style-name="T1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layer="layout" svg:width="6cm" svg:height="0.238cm" svg:x="7.5cm" svg:y="12cm">
          <draw:text-box>
            <text:p>モーフターゲット</text:p>
          </draw:text-box>
        </draw:frame>
        <presentation:notes draw:style-name="dp2">
          <draw:page-thumbnail draw:style-name="gr1" draw:layer="layout" svg:width="14.848cm" svg:height="11.135cm" svg:x="3.075cm" svg:y="2.257cm" draw:page-number="16" presentation:class="page"/>
          <draw:frame presentation:style-name="pr7" draw:layer="layout" svg:width="16.799cm" svg:height="13.809cm" svg:x="2.1cm" svg:y="14.107cm" presentation:class="notes" presentation:placeholder="true">
            <draw:text-box/>
          </draw:frame>
        </presentation:notes>
      </draw:page>
      <draw:page draw:name="page17" draw:style-name="dp1" draw:master-page-name="標準" presentation:presentation-page-layout-name="AL2T1">
        <draw:frame presentation:style-name="pr9" draw:layer="layout" svg:width="24.299cm" svg:height="3.45cm" svg:x="1.35cm" svg:y="0.495cm" presentation:class="title" presentation:placeholder="true" presentation:user-transformed="true">
          <draw:text-box/>
        </draw:frame>
        <draw:frame presentation:style-name="pr12" draw:layer="layout" svg:width="24.299cm" svg:height="11.88cm" svg:x="1.35cm" svg:y="4.212cm" presentation:class="outline">
          <draw:text-box>
            <text:list text:style-name="L3">
              <text:list-item>
                <text:p>スケレタルアニメーションのデモ</text:p>
                <text:list>
                  <text:list-item>
                    <text:p>http://www.m3gexport.comのチュートリアル</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7" draw:layer="layout" svg:width="16.799cm" svg:height="13.809cm" svg:x="2.1cm" svg:y="14.107cm" presentation:class="notes" presentation:placeholder="true">
            <draw:text-box/>
          </draw:frame>
        </presentation:notes>
      </draw:page>
      <draw:page draw:name="page18" draw:style-name="dp1" draw:master-page-name="標準" presentation:presentation-page-layout-name="AL2T1">
        <draw:frame presentation:style-name="pr9" draw:layer="layout" svg:width="24.299cm" svg:height="3.45cm" svg:x="1.35cm" svg:y="0.495cm" presentation:class="title">
          <draw:text-box>
            <text:p>アニメーションの仕組み</text:p>
          </draw:text-box>
        </draw:frame>
        <draw:frame presentation:style-name="pr12" draw:layer="layout" svg:width="24.299cm" svg:height="11.88cm" svg:x="1.35cm" svg:y="4.212cm" presentation:class="outline">
          <draw:text-box>
            <text:list text:style-name="L3">
              <text:list-item>
                <text:p>AnimationController</text:p>
                <text:list>
                  <text:list-item>
                    <text:p>再生速度、etc.</text:p>
                  </text:list-item>
                </text:list>
              </text:list-item>
              <text:list-item>
                <text:p>KeyframeSequence</text:p>
                <text:list>
                  <text:list-item>
                    <text:p>キーフレームデータの格納</text:p>
                  </text:list-item>
                </text:list>
              </text:list-item>
              <text:list-item>
                <text:p>AnimationTrack</text:p>
                <text:list>
                  <text:list-item>
                    <text:p>アニメーションの基本単位</text:p>
                    <text:list>
                      <text:list-item>
                        <text:p>“平行移動”,”回転”…</text:p>
                      </text:list-item>
                    </text:list>
                  </text:list-item>
                </text:list>
              </text:list-item>
              <text:list-item>
                <text:p>全てのオブジェクトはaddAnimationTrack()を持つ</text:p>
                <text:list>
                  <text:list-item>
                    <text:p>bone-&gt;addAnimationTrack (anim_track);</text:p>
                  </text:list-item>
                </text:list>
              </text:list-item>
              <text:list-item>
                <text:p>World::animate()</text:p>
              </text:list-item>
            </text:list>
          </draw:text-box>
        </draw:frame>
        <presentation:notes draw:style-name="dp2">
          <draw:page-thumbnail draw:style-name="gr1" draw:layer="layout" svg:width="14.848cm" svg:height="11.135cm" svg:x="3.075cm" svg:y="2.257cm" draw:page-number="18" presentation:class="page"/>
          <draw:frame presentation:style-name="pr7" draw:layer="layout" svg:width="16.799cm" svg:height="13.809cm" svg:x="2.1cm" svg:y="14.107cm" presentation:class="notes" presentation:placeholder="true">
            <draw:text-box/>
          </draw:frame>
        </presentation:notes>
      </draw:page>
      <draw:page draw:name="page19" draw:style-name="dp1" draw:master-page-name="標準" presentation:presentation-page-layout-name="AL2T1">
        <draw:frame presentation:style-name="pr9" draw:layer="layout" svg:width="24.299cm" svg:height="3.45cm" svg:x="1.35cm" svg:y="0.495cm" presentation:class="title">
          <draw:text-box>
            <text:p>M3Gファイルのロード</text:p>
          </draw:text-box>
        </draw:frame>
        <draw:frame presentation:style-name="pr12" draw:layer="layout" svg:width="24.299cm" svg:height="11.88cm" svg:x="1.35cm" svg:y="4.212cm" presentation:class="outline">
          <draw:text-box>
            <text:list text:style-name="L3">
              <text:list-item>
                <text:p>.m3g (M3GもしくはJSR184)</text:p>
                <text:list>
                  <text:list-item>
                    <text:p>バイナリ形式</text:p>
                  </text:list-item>
                  <text:list-item>
                    <text:p>バージョンは1つだけ</text:p>
                  </text:list-item>
                </text:list>
              </text:list-item>
              <text:list-item>
                <text:p>シーンのロード</text:p>
                <text:list>
                  <text:list-item>
                    <text:p>objs = Loader::load (“test.m3g”);</text:p>
                  </text:list-item>
                  <text:list-item>
                    <text:p>for ループ</text:p>
                    <text:list>
                      <text:list-item>
                        <text:p>Worldクラスを探す</text:p>
                      </text:list-item>
                    </text:list>
                  </text:list-item>
                </text:list>
              </text:list-item>
              <text:list-item>
                <text:p>画像もロード</text:p>
                <text:list>
                  <text:list-item>
                    <text:p>objs = Loader::load (“image.png”);</text:p>
                  </text:list-item>
                  <text:list-item>
                    <text:p>forループ</text:p>
                    <text:list>
                      <text:list-item>
                        <text:p>Imageクラスを探す</text:p>
                      </text:list-item>
                    </text:list>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7" draw:layer="layout" svg:width="16.799cm" svg:height="13.809cm" svg:x="2.1cm" svg:y="14.107cm" presentation:class="notes" presentation:placeholder="true">
            <draw:text-box/>
          </draw:frame>
        </presentation:notes>
      </draw:page>
      <draw:page draw:name="page20" draw:style-name="dp1" draw:master-page-name="標準" presentation:presentation-page-layout-name="AL2T1">
        <draw:frame presentation:style-name="pr9" draw:layer="layout" svg:width="24.299cm" svg:height="3.45cm" svg:x="1.35cm" svg:y="0.495cm" presentation:class="title">
          <draw:text-box>
            <text:p>M3Gエクスポーター</text:p>
          </draw:text-box>
        </draw:frame>
        <draw:frame presentation:style-name="pr12" draw:layer="layout" svg:width="24.299cm" svg:height="11.88cm" svg:x="1.35cm" svg:y="4.212cm" presentation:class="outline">
          <draw:text-box>
            <text:list text:style-name="L3">
              <text:list-item>
                <text:p>MGConverter, URL</text:p>
                <text:list>
                  <text:list-item>
                    <text:p>HST → M3G</text:p>
                  </text:list-item>
                  <text:list-item>
                    <text:p>MAYA, MAX, LightWave3D, XSI</text:p>
                  </text:list-item>
                </text:list>
              </text:list-item>
              <text:list-item>
                <text:p>m3gexport, URL</text:p>
                <text:list>
                  <text:list-item>
                    <text:p>MAYA</text:p>
                  </text:list-item>
                </text:list>
              </text:list-item>
              <text:list-item>
                <text:p>Nelson Games, URL</text:p>
                <text:list>
                  <text:list-item>
                    <text:p>Blender</text:p>
                  </text:list-item>
                </text:list>
              </text:list-item>
              <text:list-item>
                <text:p>Sony, Elicson, URL</text:p>
                <text:list>
                  <text:list-item>
                    <text:p>MilkShape3D</text:p>
                  </text:list-item>
                </text:list>
              </text:list-item>
              <text:list-item>
                <text:p>C4D2M3G, URL</text:p>
                <text:list>
                  <text:list-item>
                    <text:p>Cinema4D</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7" draw:layer="layout" svg:width="16.799cm" svg:height="13.809cm" svg:x="2.1cm" svg:y="14.107cm" presentation:class="notes" presentation:placeholder="true">
            <draw:text-box/>
          </draw:frame>
        </presentation:notes>
      </draw:page>
      <draw:page draw:name="page21" draw:style-name="dp1" draw:master-page-name="標準" presentation:presentation-page-layout-name="AL2T1">
        <draw:frame presentation:style-name="pr9" draw:layer="layout" svg:width="24.299cm" svg:height="3.45cm" svg:x="1.35cm" svg:y="0.495cm" presentation:class="title">
          <draw:text-box>
            <text:p>リソース</text:p>
          </draw:text-box>
        </draw:frame>
        <draw:frame presentation:style-name="pr12" draw:layer="layout" svg:width="24.299cm" svg:height="11.88cm" svg:x="1.35cm" svg:y="4.212cm" presentation:class="outline">
          <draw:text-box>
            <text:list text:style-name="L3">
              <text:list-item>
                <text:p>仕様書</text:p>
                <text:list>
                  <text:list-item>
                    <text:p>JSR184, Mobile 3D Graphics API Technical Specification Version 1.1</text:p>
                  </text:list-item>
                </text:list>
              </text:list-item>
              <text:list-item>
                <text:p>書籍</text:p>
                <text:list>
                  <text:list-item>
                    <text:p>MOBILE 3D GRAPHICS with OpenGL ES and M3G</text:p>
                  </text:list-item>
                </text:list>
              </text:list-item>
              <text:list-item>
                <text:p>メーリングリスト</text:p>
                <text:list>
                  <text:list-item>
                    <text:p>M3G: Googleグループ</text:p>
                  </text:list-item>
                  <text:list-item>
                    <text:p>OpenGL ES: Googleグループ</text:p>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7" draw:layer="layout" svg:width="16.799cm" svg:height="13.809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IPA明朝" style:font-family-generic="roman" style:font-pitch="variable" fo:font-size="24pt" fo:language="en" fo:country="US" style:font-family-asian="IPAゴシック" style:font-family-generic-asian="system" style:font-pitch-asian="variable" style:font-size-asian="24pt" style:language-asian="ja" style:country-asian="JP" style:font-family-complex="IPAゴシック"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91" draw:fill-image-name="Bitmape_20_1" fo:padding-top="-0.57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IPAゴシック" style:font-family-generic="roman" style:font-pitch="variable" fo:font-size="18pt" fo:font-style="normal" fo:text-shadow="none" style:text-underline-style="none" fo:font-weight="normal" style:letter-kerning="true" style:font-family-asian="IPAゴシック" style:font-family-generic-asian="system" style:font-pitch-asian="variable" style:font-size-asian="18pt" style:font-style-asian="normal" style:font-weight-asian="normal" style:font-family-complex="IPAゴシック"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gradient" draw:fill-color="#00ff00" draw:fill-gradient-name="Gradient_20_3"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IPAゴシック" style:font-family-generic="roman" style:font-pitch="variable" fo:font-size="20pt" fo:font-style="normal" fo:text-shadow="none" style:text-underline-style="none" fo:font-weight="normal" style:letter-kerning="true" style:font-family-asian="IPAゴシック" style:font-family-generic-asian="system" style:font-pitch-asian="variable" style:font-size-asian="20pt" style:font-style-asian="normal" style:font-weight-asian="normal" style:font-family-complex="IPAゴシック"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IPAゴシック" style:font-family-generic="roman" style:font-pitch="variable" fo:font-size="32pt" fo:font-style="normal" fo:text-shadow="none" style:text-underline-style="none" fo:font-weight="normal" style:letter-kerning="true" style:font-family-asian="IPAゴシック" style:font-family-generic-asian="system" style:font-pitch-asian="variable" style:font-size-asian="32pt" style:font-style-asian="normal" style:font-weight-asian="normal" style:font-family-complex="IPAゴシック"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IPAゴシック" style:font-family-generic="roman" style:font-pitch="variable" fo:font-size="44pt" fo:font-style="normal" fo:text-shadow="none" style:text-underline-style="none" fo:font-weight="normal" style:letter-kerning="true" style:font-family-asian="IPAゴシック" style:font-family-generic-asian="system" style:font-pitch-asian="variable" style:font-size-asian="44pt" style:font-style-asian="normal" style:font-weight-asian="normal" style:font-family-complex="IPAゴシック"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標準" style:page-layout-name="PM1" draw:style-name="Mdp1">
      <draw:frame presentation:style-name="標準-title" draw:layer="backgroundobjects" svg:width="24.299cm" svg:height="3.005cm" svg:x="1.35cm" svg:y="0.717cm" presentation:class="title" presentation:placeholder="true">
        <draw:text-box/>
      </draw:frame>
      <draw:frame presentation:style-name="標準-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8cm" svg:y="16.398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8-17T11:39:04</meta:creation-date>
    <meta:editing-duration>PT10H05M25S</meta:editing-duration>
    <meta:editing-cycles>12</meta:editing-cycles>
    <dc:date>2010-08-23T23:34:00</dc:date>
    <meta:generator>OpenOffice.org/3.2$Linux OpenOffice.org_project/320m12$Build-9483</meta:generator>
    <meta:document-statistic meta:object-count="222"/>
  </office:meta>
</office:document-meta>
</file>